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 Extra Bold" svg:font-family="'Cantarell Extra Bold'" style:font-pitch="variable"/>
    <style:font-face style:name="Chandas" svg:font-family="Chanda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style:font-name="Cantarell Extra Bold" officeooo:rsid="00471e0e" officeooo:paragraph-rsid="001adce6"/>
    </style:style>
    <style:style style:name="P2" style:family="paragraph" style:parent-style-name="Standard">
      <style:text-properties fo:color="#000000" loext:opacity="100%" style:font-name="Cantarell Extra Bold" officeooo:rsid="00226925" officeooo:paragraph-rsid="00226925"/>
    </style:style>
    <style:style style:name="P3" style:family="paragraph" style:parent-style-name="Standard">
      <style:text-properties fo:color="#000000" loext:opacity="100%" officeooo:rsid="002f5b80" officeooo:paragraph-rsid="001c9ab3"/>
    </style:style>
    <style:style style:name="P4" style:family="paragraph" style:parent-style-name="Standard">
      <style:text-properties fo:color="#000000" loext:opacity="100%" officeooo:rsid="00471e0e" officeooo:paragraph-rsid="00471e0e"/>
    </style:style>
    <style:style style:name="P5" style:family="paragraph" style:parent-style-name="Standard">
      <style:text-properties fo:color="#000000" loext:opacity="100%" officeooo:rsid="0048b65a" officeooo:paragraph-rsid="0048b65a"/>
    </style:style>
    <style:style style:name="P6" style:family="paragraph" style:parent-style-name="Standard">
      <style:text-properties fo:color="#000000" loext:opacity="100%" officeooo:rsid="0031e7e7" officeooo:paragraph-rsid="0031e7e7"/>
    </style:style>
    <style:style style:name="P7" style:family="paragraph" style:parent-style-name="Standard">
      <style:text-properties fo:color="#000000" loext:opacity="100%" fo:font-weight="bold" officeooo:rsid="0031e7e7" officeooo:paragraph-rsid="0031e7e7" style:font-weight-asian="bold" style:font-weight-complex="bold"/>
    </style:style>
    <style:style style:name="P8" style:family="paragraph" style:parent-style-name="Standard">
      <style:text-properties fo:color="#000000" loext:opacity="100%" officeooo:rsid="0034fae6" officeooo:paragraph-rsid="0037d75f"/>
    </style:style>
    <style:style style:name="P9" style:family="paragraph" style:parent-style-name="Standard">
      <style:text-properties fo:color="#000000" loext:opacity="100%" officeooo:rsid="0034fae6" officeooo:paragraph-rsid="0048b65a"/>
    </style:style>
    <style:style style:name="P10" style:family="paragraph" style:parent-style-name="Standard">
      <style:text-properties fo:color="#000000" loext:opacity="100%" officeooo:rsid="003a0af5" officeooo:paragraph-rsid="0048b65a"/>
    </style:style>
    <style:style style:name="P11" style:family="paragraph" style:parent-style-name="Standard">
      <style:text-properties fo:color="#000000" loext:opacity="100%" officeooo:rsid="0034fae6" officeooo:paragraph-rsid="003e0202"/>
    </style:style>
    <style:style style:name="P12" style:family="paragraph" style:parent-style-name="Standard">
      <style:text-properties fo:color="#00a933" loext:opacity="100%" officeooo:rsid="004f9e95" officeooo:paragraph-rsid="004f9e95"/>
    </style:style>
    <style:style style:name="P13" style:family="paragraph" style:parent-style-name="Standard">
      <style:text-properties fo:color="#c9211e" loext:opacity="100%" officeooo:rsid="00493038" officeooo:paragraph-rsid="00493038"/>
    </style:style>
    <style:style style:name="P14" style:family="paragraph" style:parent-style-name="Standard">
      <style:text-properties fo:color="#a1467e" loext:opacity="100%" officeooo:rsid="00493038" officeooo:paragraph-rsid="00493038"/>
    </style:style>
    <style:style style:name="P15" style:family="paragraph" style:parent-style-name="Standard">
      <style:text-properties fo:color="#000000" loext:opacity="100%" officeooo:rsid="00493038" officeooo:paragraph-rsid="00493038"/>
    </style:style>
    <style:style style:name="P16" style:family="paragraph" style:parent-style-name="Standard">
      <style:text-properties fo:color="#000000" loext:opacity="100%" officeooo:rsid="004e02da" officeooo:paragraph-rsid="004e02da"/>
    </style:style>
    <style:style style:name="P17" style:family="paragraph" style:parent-style-name="Standard">
      <style:text-properties fo:color="#000000" loext:opacity="100%" officeooo:rsid="004e02da" officeooo:paragraph-rsid="005289c8"/>
    </style:style>
    <style:style style:name="P18" style:family="paragraph" style:parent-style-name="Standard">
      <style:text-properties fo:color="#000000" loext:opacity="100%" style:font-name="Chandas" officeooo:rsid="004e02da" officeooo:paragraph-rsid="004e02da"/>
    </style:style>
    <style:style style:name="P19" style:family="paragraph" style:parent-style-name="Standard">
      <style:text-properties fo:color="#000000" loext:opacity="100%" style:font-name="Chandas" officeooo:rsid="0031e7e7" officeooo:paragraph-rsid="004e02da"/>
    </style:style>
    <style:style style:name="T1" style:family="text">
      <style:text-properties officeooo:rsid="00471e0e"/>
    </style:style>
    <style:style style:name="T2" style:family="text">
      <style:text-properties officeooo:rsid="0033704b"/>
    </style:style>
    <style:style style:name="T3" style:family="text">
      <style:text-properties officeooo:rsid="0048b65a"/>
    </style:style>
    <style:style style:name="T4" style:family="text">
      <style:text-properties officeooo:rsid="003a0af5"/>
    </style:style>
    <style:style style:name="T5" style:family="text">
      <style:text-properties officeooo:rsid="00351209"/>
    </style:style>
    <style:style style:name="T6" style:family="text">
      <style:text-properties officeooo:rsid="004c754b"/>
    </style:style>
    <style:style style:name="T7" style:family="text">
      <style:text-properties officeooo:rsid="0037d75f"/>
    </style:style>
    <style:style style:name="T8" style:family="text">
      <style:text-properties officeooo:rsid="0040e06c"/>
    </style:style>
    <style:style style:name="T9" style:family="text">
      <style:text-properties officeooo:rsid="00378978"/>
    </style:style>
    <style:style style:name="T10" style:family="text">
      <style:text-properties officeooo:rsid="0043148d"/>
    </style:style>
    <style:style style:name="T11" style:family="text">
      <style:text-properties officeooo:rsid="0034fae6"/>
    </style:style>
    <style:style style:name="T12" style:family="text">
      <style:text-properties officeooo:rsid="003e0202"/>
    </style:style>
    <style:style style:name="T13" style:family="text">
      <style:text-properties officeooo:rsid="0038d67d"/>
    </style:style>
    <style:style style:name="T14" style:family="text">
      <style:text-properties officeooo:rsid="00531ccc"/>
    </style:style>
    <style:style style:name="T15" style:family="text">
      <style:text-properties officeooo:rsid="005289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Tests of <text:span text:style-name="T1">html</text:span> statements</text:p>
      <text:p text:style-name="P3"/>
      <text:p text:style-name="P3"/>
      <text:p text:style-name="P4">[html]&lt;strong&gt;bold&lt;/strong&gt;&lt;i&gt;italic&lt;/i&gt;[endhtml]</text:p>
      <text:p text:style-name="P3"/>
      <text:p text:style-name="P5">[html]</text:p>
      <text:p text:style-name="P5">&lt;ul&gt;</text:p>
      <text:p text:style-name="P6">[for <text:span text:style-name="T2">$</text:span>tutu]</text:p>
      <text:p text:style-name="P6">&lt;<text:span text:style-name="T3">li&gt;</text:span></text:p>
      <text:p text:style-name="P7"><text:span text:style-name="T4">&lt;</text:span><text:span text:style-name="T3">strong&gt;</text:span><text:span text:style-name="T4">Associate number </text:span><text:span text:style-name="T5">[forindex]&lt;/</text:span><text:span text:style-name="T3">strong&gt;&lt;</text:span><text:span text:style-name="T6">br/&gt;</text:span></text:p>
      <text:p text:style-name="P8"><text:span text:style-name="T4">first name : </text:span>[foritem firstName] &lt;<text:span text:style-name="T3">br/&gt;</text:span></text:p>
      <text:p text:style-name="P9"><text:span text:style-name="T7">last </text:span><text:span text:style-name="T4">n</text:span><text:span text:style-name="T7">ame escaped </text:span><text:span text:style-name="T8">html </text:span>[foritem <text:span text:style-name="T9">lastName </text:span><text:span text:style-name="T10">escape_html</text:span>]&lt;<text:span text:style-name="T3">br/&gt;</text:span></text:p>
      <text:p text:style-name="P9">&lt;<text:span text:style-name="T3">br/&gt;</text:span></text:p>
      <text:p text:style-name="P10">Address : <text:span text:style-name="T11">&lt;</text:span><text:span text:style-name="T3">br/&gt;</text:span></text:p>
      <text:p text:style-name="P9">[foritem <text:span text:style-name="T9">address.street1</text:span>]&lt;<text:span text:style-name="T3">br/&gt;</text:span></text:p>
      <text:p text:style-name="P9">[foritem <text:span text:style-name="T9">address.</text:span><text:span text:style-name="T12">zip</text:span>] [foritem <text:span text:style-name="T9">address.</text:span><text:span text:style-name="T13">city</text:span>]&lt;<text:span text:style-name="T3">br/&gt;</text:span></text:p>
      <text:p text:style-name="P11">&lt;/<text:span text:style-name="T3">li&gt;</text:span></text:p>
      <text:p text:style-name="P6">[endfor]</text:p>
      <text:p text:style-name="P6">&lt;/<text:span text:style-name="T3">ul&gt;</text:span></text:p>
      <text:p text:style-name="P5">[endhtml]</text:p>
      <text:p text:style-name="P12"/>
      <text:p text:style-name="P13">[html]</text:p>
      <text:p text:style-name="P14">$html_content</text:p>
      <text:p text:style-name="P15">[endhtml]</text:p>
      <text:p text:style-name="P16"/>
      <text:p text:style-name="P17">[html]<text:span text:style-name="T14">&lt;span style="color: #FF0000;background-color:#00FF00"&gt;</text:span><text:span text:style-name="T15">123</text:span><text:span text:style-name="T14">&lt;/span&gt;</text:span><text:span text:style-name="T15">[endhtml]</text:span></text:p>
      <text:p text:style-name="P17"/>
      <text:p text:style-name="P16">[html]</text:p>
      <text:p text:style-name="P18">&lt;table&gt;</text:p>
      <text:p text:style-name="P19">[for <text:span text:style-name="T2">$</text:span>tutu]</text:p>
      <text:p text:style-name="P18">&lt;tr&gt;</text:p>
      <text:p text:style-name="P18">&lt;td&gt;<text:span text:style-name="T11">[foritem firstName]</text:span>&lt;/td&gt;</text:p>
      <text:p text:style-name="P18">&lt;td&gt;<text:span text:style-name="T11">[foritem </text:span>last<text:span text:style-name="T11">Name </text:span>escape_html<text:span text:style-name="T11">]</text:span>&lt;/td&gt;</text:p>
      <text:p text:style-name="P18">&lt;/tr&gt;</text:p>
      <text:p text:style-name="P18">[endfor]</text:p>
      <text:p text:style-name="P18">&lt;/table&gt;</text:p>
      <text:p text:style-name="P16">[endhtml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 Extra Bold" svg:font-family="'Cantarell Extra Bold'" style:font-pitch="variable"/>
    <style:font-face style:name="Chandas" svg:font-family="Chanda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1-07-13T09:25:12.380944799</meta:creation-date>
    <dc:date>2025-09-05T11:26:42.267298450</dc:date>
    <meta:editing-duration>PT9H8M11S</meta:editing-duration>
    <meta:editing-cycles>57</meta:editing-cycles>
    <meta:generator>LibreOffice/25.2.5.2$Linux_X86_64 LibreOffice_project/520$Build-2</meta:generator>
    <meta:document-statistic meta:table-count="0" meta:image-count="0" meta:object-count="0" meta:page-count="1" meta:paragraph-count="31" meta:word-count="60" meta:character-count="601" meta:non-whitespace-character-count="572"/>
  </office:meta>
</office:document-meta>
</file>